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6600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AMEN 1</text:p>
          </table:table-cell>
          <table:table-cell table:number-columns-repeated="10"/>
          <table:table-cell office:value-type="string">
            <text:p>NAME</text:p>
          </table:table-cell>
          <table:table-cell office:value-type="string">
            <text:p>MAL</text:p>
          </table:table-cell>
          <table:table-cell/>
          <table:table-cell office:value-type="string">
            <text:p>ESTEBANALVAREZ</text:p>
          </table:table-cell>
          <table:table-cell/>
          <table:table-cell office:value-type="string">
            <text:p>NO APR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>
            <text:p>DATE</text:p>
          </table:table-cell>
          <table:table-cell office:value-type="string">
            <text:p>OK</text:p>
          </table:table-cell>
          <table:table-cell/>
          <table:table-cell table:style-name="ce5" office:value-type="date" office:date-value="2024-07-11">
            <text:p>11/07/24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CLASS</text:p>
          </table:table-cell>
          <table:table-cell office:value-type="string">
            <text:p>OK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AMEN 2</text:p>
          </table:table-cell>
          <table:table-cell office:value-type="string">
            <text:p>B</text:p>
          </table:table-cell>
          <table:table-cell table:style-name="ce4" office:value-type="string">
            <text:p>B C</text:p>
          </table:table-cell>
          <table:table-cell office:value-type="string">
            <text:p>B</text:p>
          </table:table-cell>
          <table:table-cell table:style-name="ce3" office:value-type="string">
            <text:p>D</text:p>
          </table:table-cell>
          <table:table-cell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number-columns-repeated="2" office:value-type="string">
            <text:p><text:s/></text:p>
          </table:table-cell>
          <table:table-cell table:style-name="ce3" office:value-type="string">
            <text:p>D</text:p>
          </table:table-cell>
          <table:table-cell office:value-type="string">
            <text:p>NAME</text:p>
          </table:table-cell>
          <table:table-cell office:value-type="string">
            <text:p>MAL</text:p>
          </table:table-cell>
          <table:table-cell/>
          <table:table-cell office:value-type="string">
            <text:p>MARIA</text:p>
          </table:table-cell>
          <table:table-cell/>
          <table:table-cell office:value-type="string">
            <text:p>NO APR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>
            <text:p>DATE</text:p>
          </table:table-cell>
          <table:table-cell office:value-type="string">
            <text:p>OK</text:p>
          </table:table-cell>
          <table:table-cell/>
          <table:table-cell table:style-name="ce5" office:value-type="date" office:date-value="2024-07-11">
            <text:p>11/07/24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CLASS</text:p>
          </table:table-cell>
          <table:table-cell office:value-type="string">
            <text:p>OK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AMEN 3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D</text:p>
          </table:table-cell>
          <table:table-cell office:value-type="string">
            <text:p>NAME</text:p>
          </table:table-cell>
          <table:table-cell office:value-type="string">
            <text:p>OK</text:p>
          </table:table-cell>
          <table:table-cell/>
          <table:table-cell office:value-type="string">
            <text:p>MARIA</text:p>
          </table:table-cell>
          <table:table-cell office:value-type="string">
            <text:p>LOPEZ</text:p>
          </table:table-cell>
          <table:table-cell office:value-type="string">
            <text:p>APR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>
            <text:p>DATE</text:p>
          </table:table-cell>
          <table:table-cell office:value-type="string">
            <text:p>OK</text:p>
          </table:table-cell>
          <table:table-cell/>
          <table:table-cell table:style-name="ce5" office:value-type="date" office:date-value="2024-07-11">
            <text:p>11/07/24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CLASS</text:p>
          </table:table-cell>
          <table:table-cell office:value-type="string">
            <text:p>OK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AMEN 4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AME</text:p>
          </table:table-cell>
          <table:table-cell office:value-type="string">
            <text:p>OK</text:p>
          </table:table-cell>
          <table:table-cell/>
          <table:table-cell office:value-type="string">
            <text:p>LUCAS</text:p>
          </table:table-cell>
          <table:table-cell office:value-type="string">
            <text:p>FERNANDEZ</text:p>
          </table:table-cell>
          <table:table-cell office:value-type="string">
            <text:p>NO APR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>
            <text:p>DATE</text:p>
          </table:table-cell>
          <table:table-cell office:value-type="string">
            <text:p>MAL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CLASS</text:p>
          </table:table-cell>
          <table:table-cell office:value-type="string">
            <text:p>OK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AMEN 5</text:p>
          </table:table-cell>
          <table:table-cell table:style-name="ce3" office:value-type="string">
            <text:p>C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D</text:p>
          </table:table-cell>
          <table:table-cell table:number-columns-repeated="2"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2" table:style-name="ce3" office:value-type="string">
            <text:p>D</text:p>
          </table:table-cell>
          <table:table-cell office:value-type="string">
            <text:p>NAME</text:p>
          </table:table-cell>
          <table:table-cell office:value-type="string">
            <text:p>OK</text:p>
          </table:table-cell>
          <table:table-cell/>
          <table:table-cell office:value-type="string">
            <text:p>JUAN</text:p>
          </table:table-cell>
          <table:table-cell office:value-type="string">
            <text:p>PEREZ</text:p>
          </table:table-cell>
          <table:table-cell office:value-type="string">
            <text:p>APR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>
            <text:p>DATE</text:p>
          </table:table-cell>
          <table:table-cell office:value-type="string">
            <text:p>OK</text:p>
          </table:table-cell>
          <table:table-cell/>
          <table:table-cell table:style-name="ce5" office:value-type="date" office:date-value="2024-07-11">
            <text:p>11/07/24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string">
            <text:p>CLASS</text:p>
          </table:table-cell>
          <table:table-cell office:value-type="string">
            <text:p>OK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6">16/10/2024</text:date>, <text:time>02:2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24S</meta:editing-duration>
    <meta:editing-cycles>9</meta:editing-cycles>
    <meta:generator>OpenOffice/4.1.13$Win32 OpenOffice.org_project/4113m1$Build-9810</meta:generator>
    <dc:date>2024-10-16T02:28:33.80</dc:date>
    <dc:creator>Marcela Flaibani</dc:creator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